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2"/>
        <table:table-column table:style-name="co6" table:default-cell-style-name="ce2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</table:table>
      <table:named-expressions/>
      <table:database-ranges>
        <table:database-range table:name="__Anonymous_Sheet_DB__0" table:target-range-address="'arquivo_ProjetoUFSC_v1 (1)'.A1:'arquivo_ProjetoUFSC_v1 (1)'.AA6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7:47:33.3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21T17:53:26.650000000</dc:date>
    <meta:editing-duration>PT59M46S</meta:editing-duration>
    <meta:editing-cycles>10</meta:editing-cycles>
    <meta:generator>LibreOffice/6.3.4.2$Windows_X86_64 LibreOffice_project/60da17e045e08f1793c57c00ba83cdfce946d0aa</meta:generator>
    <meta:document-statistic meta:table-count="1" meta:cell-count="1586" meta:object-count="0"/>
  </office:meta>
</office:document-meta>
</file>